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SimSun1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1" svg:font-family="'Ubuntu Mono'" style:font-family-generic="system" style:font-pitch="variable"/>
    <style:font-face style:name="WenQuanYi Micro Hei" svg:font-family="'WenQuanYi Micro 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Ubuntu Mono" style:font-name-complex="Ubuntu Mono1"/>
    </style:style>
    <style:style style:name="P2" style:family="paragraph" style:parent-style-name="Standard">
      <style:text-properties style:font-name="Ubuntu Mono" fo:font-size="11pt" style:font-size-asian="11pt" style:font-name-complex="Ubuntu Mono1" style:font-size-complex="11pt"/>
    </style:style>
    <style:style style:name="P3" style:family="paragraph" style:parent-style-name="Standard">
      <style:text-properties style:font-name="Ubuntu Mono" fo:font-size="12pt" style:font-size-asian="12pt" style:font-name-complex="Ubuntu Mono1" style:font-size-complex="12pt"/>
    </style:style>
    <style:style style:name="P4" style:family="paragraph" style:parent-style-name="Standard">
      <style:paragraph-properties fo:text-align="start" style:justify-single-word="false" fo:keep-together="auto" fo:orphans="0" fo:widows="0" fo:keep-with-next="auto" text:number-lines="true" text:line-number="0"/>
      <style:text-properties style:letter-kerning="false"/>
    </style:style>
    <style:style style:name="P5" style:family="paragraph" style:parent-style-name="Standard">
      <style:paragraph-properties fo:text-align="start" style:justify-single-word="false" fo:keep-together="auto" fo:orphans="0" fo:widows="0" fo:keep-with-next="auto" text:number-lines="true" text:line-number="0"/>
      <style:text-properties style:font-name="SimSun" fo:font-size="10pt" fo:language="en" fo:country="US" style:letter-kerning="false" style:font-name-asian="SimSun1" style:font-size-asian="10pt" style:language-asian="zh" style:country-asian="CN" style:font-name-complex="SimSun1" style:font-size-complex="10pt" style:language-complex="ar" style:country-complex="none"/>
    </style:style>
    <style:style style:name="P6" style:family="paragraph" style:parent-style-name="Standard">
      <style:paragraph-properties fo:text-align="start" style:justify-single-word="false" fo:keep-together="auto" fo:orphans="0" fo:widows="0" fo:keep-with-next="auto" text:number-lines="true" text:line-number="0"/>
      <style:text-properties style:font-name="SimSun" fo:language="en" fo:country="US" style:letter-kerning="false" style:font-name-complex="SimSun1" style:language-complex="ar" style:country-complex="none"/>
    </style:style>
    <style:style style:name="P7" style:family="paragraph" style:parent-style-name="Standard">
      <style:paragraph-properties fo:text-align="start" style:justify-single-word="false" fo:keep-together="auto" fo:orphans="0" fo:widows="0" fo:padding="0cm" fo:border="none" style:shadow="none" fo:keep-with-next="auto" text:number-lines="true" text:line-number="0"/>
      <style:text-properties fo:font-size="10pt" style:letter-kerning="false" style:font-size-asian="10pt" style:font-size-complex="10pt"/>
    </style:style>
    <style:style style:name="P8" style:family="paragraph" style:parent-style-name="Heading_20_1">
      <style:paragraph-properties style:writing-mode="lr-tb"/>
      <style:text-properties style:font-name="Ubuntu Mono" style:font-name-complex="Ubuntu Mono1"/>
    </style:style>
    <style:style style:name="P9" style:family="paragraph" style:parent-style-name="Standard">
      <style:paragraph-properties fo:text-align="center" style:justify-single-word="false" fo:keep-together="auto" fo:orphans="0" fo:widows="0" fo:keep-with-next="auto" text:number-lines="true" text:line-number="0"/>
      <style:text-properties style:font-name="SimSun" fo:font-size="12pt" fo:language="en" fo:country="US" fo:font-weight="bold" style:letter-kerning="false" style:font-name-asian="SimSun1" style:font-size-asian="12pt" style:language-asian="zh" style:country-asian="CN" style:font-weight-asian="bold" style:font-name-complex="SimSun1" style:font-size-complex="12pt" style:language-complex="ar" style:country-complex="none"/>
    </style:style>
    <style:style style:name="P10" style:family="paragraph" style:parent-style-name="Standard">
      <style:text-properties style:font-name="Ubuntu Mono" fo:font-size="11pt" fo:language="es" fo:country="none" style:font-size-asian="11pt" style:font-name-complex="Ubuntu Mono1" style:font-size-complex="11pt"/>
    </style:style>
    <style:style style:name="P11" style:family="paragraph" style:parent-style-name="Standard">
      <style:text-properties style:font-name="Ubuntu Mono" fo:font-size="12pt" fo:language="es" fo:country="none" style:font-size-asian="12pt" style:font-name-complex="Ubuntu Mono1" style:font-size-complex="12pt"/>
    </style:style>
    <style:style style:name="P12" style:family="paragraph" style:parent-style-name="Standard">
      <style:text-properties style:font-name="Ubuntu Mono" fo:language="es" fo:country="none" style:font-name-complex="Ubuntu Mono1"/>
    </style:style>
    <style:style style:name="P13" style:family="paragraph" style:parent-style-name="Standard">
      <style:text-properties officeooo:rsid="0009222a" officeooo:paragraph-rsid="0009222a"/>
    </style:style>
    <style:style style:name="P14" style:family="paragraph" style:parent-style-name="Standard">
      <style:text-properties officeooo:paragraph-rsid="0009222a"/>
    </style:style>
    <style:style style:name="T1" style:family="text">
      <style:text-properties style:font-name="SimSun" fo:font-size="12pt" fo:language="en" fo:country="US" fo:font-weight="normal" style:font-name-asian="SimSun1" style:font-size-asian="12pt" style:language-asian="zh" style:country-asian="CN" style:font-weight-asian="normal" style:font-name-complex="SimSun1" style:font-size-complex="12pt" style:language-complex="ar" style:country-complex="none" style:font-weight-complex="normal"/>
    </style:style>
    <style:style style:name="T2" style:family="text">
      <style:text-properties style:font-name="SimSun" fo:font-size="10pt" fo:language="en" fo:country="US" style:font-name-asian="SimSun1" style:font-size-asian="10pt" style:language-asian="zh" style:country-asian="CN" style:font-name-complex="SimSun1" style:font-size-complex="10pt" style:language-complex="ar" style:country-complex="none"/>
    </style:style>
    <style:style style:name="T3" style:family="text">
      <style:text-properties style:font-name="SimSun" fo:font-size="10pt" fo:language="es" fo:country="none" style:font-name-asian="SimSun1" style:font-size-asian="10pt" style:language-asian="zh" style:country-asian="CN" style:font-name-complex="SimSun1" style:font-size-complex="10pt" style:language-complex="ar" style:country-complex="none"/>
    </style:style>
    <style:style style:name="T4" style:family="text">
      <style:text-properties fo:font-size="10pt" style:font-name-asian="SimSun1" style:font-size-asian="10pt" style:language-asian="zh" style:country-asian="CN" style:font-size-complex="10pt"/>
    </style:style>
    <style:style style:name="T5" style:family="text">
      <style:text-properties fo:font-size="12pt" fo:font-weight="normal" style:font-name-asian="SimSun1" style:font-size-asian="12pt" style:language-asian="zh" style:country-asian="CN" style:font-weight-asian="normal" style:font-size-complex="12pt" style:font-weight-complex="normal"/>
    </style:style>
    <style:style style:name="T6" style:family="text">
      <style:text-properties style:font-name="Ubuntu Mono" fo:font-size="12pt" style:font-size-asian="12pt" style:font-name-complex="Ubuntu Mono1" style:font-size-complex="12pt"/>
    </style:style>
    <style:style style:name="T7" style:family="text">
      <style:text-properties style:font-name="Ubuntu Mono" fo:font-size="12pt" fo:language="es" fo:country="none" style:font-size-asian="12pt" style:font-name-complex="Ubuntu Mono1" style:font-size-complex="12pt"/>
    </style:style>
    <style:style style:name="T8" style:family="text">
      <style:text-properties style:font-name="Ubuntu Mono" fo:language="es" fo:country="none" style:font-name-complex="Ubuntu Mono1"/>
    </style:style>
    <style:style style:name="T9" style:family="text">
      <style:text-properties style:font-name="Ubuntu Mono" fo:language="es" fo:country="none" officeooo:rsid="0009222a" style:font-name-complex="Ubuntu Mono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/>
      <text:p text:style-name="P10">Ritmos básicos de batería en compás de cuatro cuartos (4/4)</text:p>
      <text:p text:style-name="P2"/>
      <text:p text:style-name="Standard"><text:span text:style-name="T6"><text:s text:c="3"/>1 <text:s text:c="2"/>2 <text:s text:c="2"/>3 <text:s text:c="2"/>4 <text:s text:c="4"/></text:span><text:span text:style-name="T7"><text:s text:c="5"/></text:span></text:p>
      <text:p text:style-name="Standard"><text:span text:style-name="T6">H |x-x-x-x-x-x-x-x|</text:span><text:span text:style-name="T7"> <text:s text:c="4"/></text:span></text:p>
      <text:p text:style-name="Standard"><text:span text:style-name="T6">S |----o-------o--|</text:span><text:span text:style-name="T7"> <text:s text:c="4"/></text:span></text:p>
      <text:p text:style-name="Standard"><text:span text:style-name="T6">B |O-------O------|</text:span><text:span text:style-name="T7"> <text:s text:c="4"/></text:span></text:p>
      <text:p text:style-name="P3"/>
      <text:p text:style-name="Standard"><text:span text:style-name="T6">H |x-x-x-x-x-x-x-x|</text:span><text:span text:style-name="T7"> <text:s text:c="4"/></text:span></text:p>
      <text:p text:style-name="Standard"><text:span text:style-name="T6">S |----o-------o--|</text:span><text:span text:style-name="T7"> <text:s text:c="4"/></text:span><text:span text:style-name="T6">S |----o-------o--|</text:span></text:p>
      <text:p text:style-name="Standard"><text:span text:style-name="T6">B |O---------O----|</text:span><text:span text:style-name="T7"> <text:s text:c="4"/></text:span><text:span text:style-name="T6">B |O-</text:span><text:span text:style-name="T7">O</text:span><text:span text:style-name="T6">-------O----|</text:span></text:p>
      <text:p text:style-name="P3"/>
      <text:p text:style-name="Standard"><text:span text:style-name="T6">H |x-x-x-x-x-x-x-x|</text:span><text:span text:style-name="T7"> <text:s text:c="4"/></text:span><text:span text:style-name="T6">H |x-x-x-x-x-x-x-x|</text:span></text:p>
      <text:p text:style-name="Standard"><text:span text:style-name="T6">S |----o-------o--|</text:span><text:span text:style-name="T7"> <text:s text:c="4"/></text:span><text:span text:style-name="T6">S |----o-------o--|</text:span></text:p>
      <text:p text:style-name="Standard"><text:span text:style-name="T6">B |O-----O--------|</text:span><text:span text:style-name="T7"> <text:s text:c="4"/></text:span><text:span text:style-name="T6">B |O-</text:span><text:span text:style-name="T7">O</text:span><text:span text:style-name="T6">---O--------|</text:span></text:p>
      <text:p text:style-name="P3"/>
      <text:p text:style-name="Standard"><text:span text:style-name="T6">H |x-x-x-x-x-x-x-x|</text:span><text:span text:style-name="T7"> <text:s text:c="4"/></text:span><text:span text:style-name="T6">H |x-x-x-x-x-x-x-x|</text:span></text:p>
      <text:p text:style-name="Standard"><text:span text:style-name="T6">S |----o-------o--|</text:span><text:span text:style-name="T7"> <text:s text:c="4"/></text:span><text:span text:style-name="T6">S |----o-------o--|</text:span></text:p>
      <text:p text:style-name="Standard"><text:span text:style-name="T6">B |O-----O---O----|</text:span><text:span text:style-name="T7"> <text:s text:c="4"/></text:span><text:span text:style-name="T6">B |O-</text:span><text:span text:style-name="T7">O</text:span><text:span text:style-name="T6">---O---O----|</text:span></text:p>
      <text:p text:style-name="P3"/>
      <text:p text:style-name="Standard"><text:span text:style-name="T6">H |x-x-x-x-x-x-x-x|</text:span><text:span text:style-name="T7"> <text:s text:c="4"/></text:span><text:span text:style-name="T6">H |x-x-x-x-x-x-x-x|</text:span></text:p>
      <text:p text:style-name="Standard"><text:span text:style-name="T6">S |----o-------o--|</text:span><text:span text:style-name="T7"> <text:s text:c="4"/></text:span><text:span text:style-name="T6">S |----o-------o--|</text:span></text:p>
      <text:p text:style-name="Standard"><text:span text:style-name="T6">B |O-----O-O------|</text:span><text:span text:style-name="T7"> <text:s text:c="4"/></text:span><text:span text:style-name="T6">B |O-</text:span><text:span text:style-name="T7">O</text:span><text:span text:style-name="T6">---O-O------|</text:span></text:p>
      <text:p text:style-name="P11">O---O---O--</text:p>
      <text:p text:style-name="Standard"><text:span text:style-name="T6">H |x-x-x-x-x-x-x-x|</text:span><text:span text:style-name="T7"> <text:s text:c="4"/></text:span><text:span text:style-name="T6">H |x-x-x-x-x-x-x-x|</text:span></text:p>
      <text:p text:style-name="Standard"><text:span text:style-name="T6">S |----o-------o--|</text:span><text:span text:style-name="T7"> <text:s text:c="4"/></text:span><text:span text:style-name="T6">S |----o-------o--|</text:span></text:p>
      <text:p text:style-name="Standard"><text:span text:style-name="T6">B |O-------O-O----|</text:span><text:span text:style-name="T7"> <text:s text:c="4"/></text:span><text:span text:style-name="T6">B |O-</text:span><text:span text:style-name="T7">O</text:span><text:span text:style-name="T6">-----O-O----|</text:span></text:p>
      <text:p text:style-name="P2"/>
      <text:p text:style-name="P14"><text:span text:style-name="T9">Más doble bombo</text:span></text:p>
      <text:p text:style-name="P13"><text:span text:style-name="T7"/></text:p>
      <text:p text:style-name="P14"><text:span text:style-name="T7">H |x-x-x-x-x-x-x-x|</text:span></text:p>
      <text:p text:style-name="P14"><text:span text:style-name="T7">S |----o-------o--|</text:span></text:p>
      <text:p text:style-name="P14"><text:span text:style-name="T7">B |O-O-----O------|</text:span></text:p>
      <text:p text:style-name="P14"><text:span text:style-name="T7"/></text:p>
      <text:p text:style-name="P14"><text:span text:style-name="T7"/></text:p>
      <text:p text:style-name="P14"><text:span text:style-name="T7">H |x-x-x-x-x-x-x-x|</text:span></text:p>
      <text:p text:style-name="P14"><text:span text:style-name="T7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>Arreglo de tablaturas por Wachín (wachin.id@gmail.com</text:span><text:bookmark text:name="_GoBack"/><text:span text:style-name="T8">)</text:span></text:p>
      <text:p text:style-name="P1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SimSun1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1" svg:font-family="'Ubuntu Mono'" style:font-family-generic="system" style:font-pitch="variable"/>
    <style:font-face style:name="WenQuanYi Micro Hei" svg:font-family="'WenQuanYi Micro He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SimSu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0pt" fo:language="es" fo:country="ES" style:letter-kerning="false" style:font-name-asian="SimSu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text-align="start" style:justify-single-word="false" fo:orphans="2" fo:widows="2" fo:keep-with-next="always"/>
      <style:text-properties style:font-name="Arial" fo:font-family="Arial" style:font-family-generic="roman" style:font-pitch="variable" fo:font-size="16pt" fo:language="es" fo:country="ES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34cm" fo:margin-bottom="1.76cm" fo:margin-left="1.905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0-10T07:04:00</meta:creation-date>
    <meta:initial-creator>wachin</meta:initial-creator>
    <dc:date>2021-07-17T16:43:19.655512826</dc:date>
    <meta:editing-cycles>2</meta:editing-cycles>
    <meta:editing-duration>PT28M16S</meta:editing-duration>
    <meta:generator>LibreOffice/7.1.4.2$Linux_x86 LibreOffice_project/10$Build-2</meta:generator>
    <meta:document-statistic meta:table-count="0" meta:image-count="0" meta:object-count="0" meta:page-count="1" meta:paragraph-count="27" meta:word-count="160" meta:character-count="939" meta:non-whitespace-character-count="775"/>
    <meta:user-defined meta:name="KSOProductBuildVer">3082-11.1.0.8392</meta:user-defined>
    <meta:template xlink:type="simple" xlink:actuate="onRequest" xlink:title="Normal.dotm" xlink:href=""/>
  </office:meta>
</office:document-meta>
</file>